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0.672cm" fo:min-width="10.168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9.152cm"/>
    </style:style>
    <style:style style:name="gr4" style:family="graphic" style:parent-style-name="standard">
      <style:graphic-properties draw:textarea-horizontal-align="justify" draw:textarea-vertical-align="top" draw:auto-grow-height="false" fo:min-height="6.429cm" fo:min-width="9.152cm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1.274cm" fo:min-width="2.802cm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274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068cm" fo:min-width="11.6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32cm" fo:min-width="0.912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863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56cm" fo:min-width="4.408cm"/>
    </style:style>
    <style:style style:name="gr12" style:family="graphic" style:parent-style-name="standard">
      <style:graphic-properties draw:fill-color="#e16173" draw:textarea-horizontal-align="justify" draw:textarea-vertical-align="middle" draw:auto-grow-height="false" fo:min-height="1.356cm" fo:min-width="4.408cm"/>
    </style:style>
    <style:style style:name="gr13" style:family="graphic" style:parent-style-name="standard">
      <style:graphic-properties draw:fill-color="#dee7e5" draw:textarea-horizontal-align="justify" draw:textarea-vertical-align="middle" draw:auto-grow-height="false" fo:min-height="1.356cm" fo:min-width="4.408cm"/>
    </style:style>
    <style:style style:name="gr14" style:family="graphic" style:parent-style-name="standard">
      <style:graphic-properties draw:fill-color="#ff972f" draw:textarea-horizontal-align="justify" draw:textarea-vertical-align="middle" draw:auto-grow-height="false" fo:min-height="1.356cm" fo:min-width="4.66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004cm" fo:min-width="0.834cm"/>
    </style:style>
    <style:style style:name="gr16" style:family="graphic" style:parent-style-name="standard">
      <style:graphic-properties draw:fill-color="#a1467e" draw:textarea-horizontal-align="justify" draw:textarea-vertical-align="middle" draw:auto-grow-height="false" fo:min-height="1.356cm" fo:min-width="4.408cm"/>
    </style:style>
    <style:style style:name="gr17" style:family="graphic" style:parent-style-name="standard">
      <style:graphic-properties draw:fill-color="#afd095" draw:textarea-horizontal-align="justify" draw:textarea-vertical-align="middle" draw:auto-grow-height="false" fo:min-height="1.356cm" fo:min-width="4.408cm"/>
    </style:style>
    <style:style style:name="gr18" style:family="graphic" style:parent-style-name="standard">
      <style:graphic-properties draw:fill-color="#ffd428" draw:textarea-horizontal-align="justify" draw:textarea-vertical-align="middle" draw:auto-grow-height="false" fo:min-height="1.356cm" fo:min-width="4.408cm"/>
    </style:style>
    <style:style style:name="gr19" style:family="graphic" style:parent-style-name="standard">
      <style:graphic-properties draw:fill-color="#ffff6d" draw:textarea-horizontal-align="justify" draw:textarea-vertical-align="middle" draw:auto-grow-height="false" fo:min-height="1.356cm" fo:min-width="4.40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004cm" fo:min-width="0.613cm"/>
    </style:style>
    <style:style style:name="gr21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639cm" fo:min-width="0cm"/>
    </style:style>
    <style:style style:name="gr23" style:family="graphic" style:parent-style-name="standard">
      <style:graphic-properties draw:fill-color="#e0c2cd" draw:textarea-horizontal-align="justify" draw:textarea-vertical-align="middle" draw:auto-grow-height="false" fo:min-height="1.163cm" fo:min-width="5.616cm" fo:wrap-option="no-wrap"/>
    </style:style>
    <style:style style:name="gr24" style:family="graphic" style:parent-style-name="standard">
      <style:graphic-properties draw:fill-color="#ffff6d" draw:textarea-horizontal-align="justify" draw:textarea-vertical-align="middle" draw:auto-grow-height="false" fo:min-height="1.356cm" fo:min-width="4.916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subtitle">
      <style:graphic-properties draw:fill-color="#ffffff" fo:min-height="12.17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e16173"/>
      <style:paragraph-properties fo:text-align="center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-color="#ff972f"/>
      <style:paragraph-properties fo:text-align="center"/>
    </style:style>
    <style:style style:name="P13" style:family="paragraph">
      <loext:graphic-properties draw:fill-color="#a1467e"/>
      <style:paragraph-properties fo:text-align="center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loext:graphic-properties draw:fill-color="#ffd428"/>
      <style:paragraph-properties fo:text-align="center"/>
    </style:style>
    <style:style style:name="P16" style:family="paragraph">
      <loext:graphic-properties draw:fill-color="#ffff6d"/>
      <style:paragraph-properties fo:text-align="center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e0c2c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>
          <draw:text-box>
            <text:p>Entity Extraction</text:p>
          </draw:text-box>
        </draw:frame>
        <draw:frame presentation:style-name="pr2" draw:text-style-name="P2" draw:layer="layout" svg:width="25.199cm" svg:height="5.826cm" svg:x="1.4cm" svg:y="11.267cm" presentation:class="subtitle" presentation:user-transformed="true">
          <draw:text-box>
            <text:p text:style-name="P1">By : Varikuti Surya Tej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tracting the entities from text documents is a trivial task in performing text analytics.</text:p>
              </text:list-item>
              <text:list-item>
                <text:p>There are various number of file formats, report formats available.</text:p>
              </text:list-item>
              <text:list-item>
                <text:p>We need a unified solution to extract entities from different kinds of documents.</text:p>
                <text:p><text:s/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>
        <draw:frame presentation:style-name="pr7" draw:layer="layout" svg:width="25.199cm" svg:height="1.771cm" svg:x="1.4cm" svg:y="0.837cm" presentation:class="title" presentation:user-transformed="true">
          <draw:text-box>
            <text:p>Solution</text:p>
          </draw:text-box>
        </draw:frame>
        <draw:frame presentation:style-name="pr8" draw:text-style-name="P4" draw:layer="layout" svg:width="12.297cm" svg:height="13.283cm" svg:x="1.4cm" svg:y="3.81cm" presentation:class="outline" presentation:user-transformed="true">
          <draw:text-box>
            <text:list text:style-name="L2">
              <text:list-item>
                <text:p><text:span text:style-name="T1">Watson Explorer Analytical Components</text:span></text:p>
              </text:list-item>
            </text:list>
          </draw:text-box>
        </draw:frame>
        <draw:custom-shape draw:style-name="gr2" draw:text-style-name="P5" draw:layer="layout" svg:width="10.668cm" svg:height="10.922cm" svg:x="2.032cm" svg:y="6.6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652cm" svg:height="2.286cm" svg:x="2.54cm" svg:y="6.858cm">
          <text:p text:style-name="P6">Enterprise Search Collection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652cm" svg:height="6.679cm" svg:x="2.54cm" svg:y="10.414cm">
          <text:p text:style-name="P6">CA Studio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524cm" svg:x="5.08cm" svg:y="11.43cm">
          <text:p text:style-name="P6">UIM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524cm" svg:x="5.08cm" svg:y="11.43cm">
          <text:p text:style-name="P6">UIM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064cm" svg:height="1.524cm" svg:x="5.08cm" svg:y="11.43cm">
          <text:p text:style-name="P6">UIM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02cm" svg:height="1.524cm" svg:x="2.794cm" svg:y="15.494cm">
          <text:p text:style-name="P6">UIMA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02cm" svg:height="1.524cm" svg:x="2.794cm" svg:y="13.462cm">
          <text:p text:style-name="P6">Dictionarie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56cm" svg:height="1.524cm" svg:x="7.874cm" svg:y="13.462cm">
          <text:p text:style-name="P6">Parsing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02cm" svg:height="1.524cm" svg:x="2.794cm" svg:y="15.494cm">
          <text:p text:style-name="P6">PEAR Fil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56cm" svg:height="1.524cm" svg:x="7.874cm" svg:y="15.494cm">
          <text:p text:style-name="P6">Annotation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103cm" svg:height="4.318cm" svg:x="14.313cm" svg:y="6.604cm">
          <text:p text:style-name="P6">CA Min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103cm" svg:height="4.318cm" svg:x="14.313cm" svg:y="12.192cm">
          <text:p text:style-name="P6">Custom Applications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13cm" svg:height="0.762cm" svg:x="12.7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.613cm" svg:height="0.762cm" svg:x="12.7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0.762cm" svg:height="1.27cm" svg:x="6.858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ork Flow</text:p>
          </draw:text-box>
        </draw:frame>
        <draw:custom-shape draw:style-name="gr11" draw:text-style-name="P6" draw:layer="layout" svg:width="5.08cm" svg:height="1.778cm" svg:x="2.286cm" svg:y="5.08cm">
          <text:p text:style-name="P6">Docu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08cm" svg:height="1.778cm" svg:x="22.098cm" svg:y="10.16cm">
          <text:p text:style-name="P6">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5.08cm" svg:height="1.778cm" svg:x="21.844cm" svg:y="5.08cm">
          <text:p text:style-name="P6">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5.08cm" svg:height="1.778cm" svg:x="8.89cm" svg:y="5.08cm">
          <text:p text:style-name="P6">Craw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5.334cm" svg:height="1.778cm" svg:x="15.494cm" svg:y="10.16cm">
          <text:p text:style-name="P6">Search Coll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524cm" svg:height="0.508cm" svg:x="7.366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5.08cm" svg:height="1.778cm" svg:x="21.845cm" svg:y="5.081cm">
          <text:p text:style-name="P6">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5.08cm" svg:height="1.778cm" svg:x="15.494cm" svg:y="5.08cm">
          <text:p text:style-name="P6">P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5.08cm" svg:height="1.778cm" svg:x="7.62cm" svg:y="7.874cm">
          <text:p text:style-name="P6">Faceted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5.08cm" svg:height="1.778cm" svg:x="7.721cm" svg:y="10.346cm">
          <text:p text:style-name="P6">Indexed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524cm" svg:height="0.508cm" svg:x="13.97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8" draw:layer="layout" svg:width="1.271cm" svg:height="0.508cm" svg:x="20.574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8" draw:layer="layout" svg:width="1.27cm" svg:height="0.508cm" svg:x="20.828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6" draw:layer="layout" svg:x1="12.7cm" svg:y1="9.398cm" svg:x2="15.494cm" svg:y2="10.414cm">
          <text:p/>
        </draw:line>
        <draw:line draw:style-name="gr21" draw:text-style-name="P6" draw:layer="layout" svg:x1="12.801cm" svg:y1="11.176cm" svg:x2="15.494cm" svg:y2="11.176cm">
          <text:p/>
        </draw:line>
        <draw:custom-shape draw:style-name="gr22" draw:text-style-name="P8" draw:layer="layout" svg:width="0.762cm" svg:height="3.301cm" svg:x="24.13cm" svg:y="6.8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8" draw:layer="layout" svg:width="6.604cm" svg:height="1.525cm" svg:x="21.336cm" svg:y="2.539cm">
          <text:p text:style-name="P17"><text:span text:style-name="T2">Using the PEAR File</text:span></text:p>
          <draw:enhanced-geometry svg:viewBox="0 0 21600 21600" draw:text-areas="800 800 20800 20800" draw:type="round-rectangular-callout" draw:modifiers="10919.3641180924 44997.640891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5.588cm" svg:height="1.778cm" svg:x="7.62cm" svg:y="13.208cm">
          <text:p text:style-name="P6">Real Time NLP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6" draw:layer="layout" svg:x1="13.208cm" svg:y1="13.462cm" svg:x2="15.595cm" svg:y2="11.787cm">
          <text:p/>
        </draw:line>
        <draw:custom-shape draw:style-name="gr25" draw:text-style-name="P6" draw:layer="layout" svg:width="4.318cm" svg:height="2.032cm" svg:x="1.016cm" svg:y="8.89cm">
          <text:p text:style-name="P6">CA Miner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5.842cm" svg:height="2.032cm" svg:x="0.508cm" svg:y="13.208cm">
          <text:p text:style-name="P6">Custom Applications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6.35cm" svg:y1="14.224cm" svg:x2="7.62cm" svg:y2="14.224cm">
          <text:p/>
        </draw:line>
        <draw:line draw:style-name="gr21" draw:text-style-name="P6" draw:layer="layout" svg:x1="5.334cm" svg:y1="10.16cm" svg:x2="7.721cm" svg:y2="11.176cm">
          <text:p/>
        </draw:line>
        <draw:line draw:style-name="gr21" draw:text-style-name="P6" draw:layer="layout" svg:x1="5.334cm" svg:y1="9.652cm" svg:x2="7.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0">
        <draw:frame presentation:style-name="pr10" draw:text-style-name="P2" draw:layer="layout" svg:width="25.199cm" svg:height="12.179cm" svg:x="1.4cm" svg:y="4.914cm" presentation:class="subtitle">
          <draw:text-box>
            <text:p>Queries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2:23:21.894000000</meta:creation-date>
    <meta:editing-duration>PT2H55M25S</meta:editing-duration>
    <meta:editing-cycles>17</meta:editing-cycles>
    <meta:generator>LibreOffice/6.1.1.2$Windows_X86_64 LibreOffice_project/5d19a1bfa650b796764388cd8b33a5af1f5baa1b</meta:generator>
    <dc:title>Blue Curve</dc:title>
    <dc:date>2018-09-20T15:19:13.410000000</dc:date>
    <meta:document-statistic meta:object-count="93"/>
  </office:meta>
</office:document-meta>
</file>